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TimesNewRomanPSMT" svg:font-family="TimesNewRomanPSMT" style:font-family-generic="roman"/>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list-style-name="L6">
      <style:text-properties fo:font-weight="normal" style:font-weight-asian="normal" style:font-weight-complex="normal"/>
    </style:style>
    <style:style style:name="P13" style:family="paragraph" style:parent-style-name="Standard" style:list-style-name="L7">
      <style:text-properties fo:font-weight="normal" style:font-weight-asian="normal" style:font-weight-complex="normal"/>
    </style:style>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5">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list-style-name="L6"/>
    <style:style style:name="T1"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4" style:family="text">
      <style:text-properties fo:font-size="12pt" style:font-size-asian="12pt" style:font-size-complex="12pt"/>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X Batch Submission Plan</text:p>
      <text:p text:style-name="P2">Dennis Box, Stephan Lammel</text:p>
      <text:p text:style-name="P2">April 26, 2012 </text:p>
      <text:p text:style-name="P2">DRAFT 0.3</text:p>
      <text:p text:style-name="P2"/>
      <text:p text:style-name="Standard"/>
      <text:p text:style-name="P3">Introduction</text:p>
      <text:p text:style-name="Standard"/>
      <text:p text:style-name="Standard">Job submission to the Open Science Grid (OSG), as overseen by <text:s/>the Fermilab Running Experiments (REX) department, is accomplished through suites of software used to steer work flows and data <text:s text:c="5"/>throught distributed performing desired scientific analyses. <text:s/>The software used for these purposes have been developed by many organizations, both internal and external to Fermilab.</text:p>
      <text:p text:style-name="Standard"/>
      <text:p text:style-name="Standard">Each experiment has chosen from among the tools that existed at the time to pick the ones best suited their needs. <text:s/>These were crafted <text:s/>into their own unique submission systems with their <text:s/>own <text:s/>advantages and idiosyncrasies.</text:p>
      <text:p text:style-name="Standard"><text:a xlink:type="simple" xlink:href="slot:"/></text:p>
      <text:p text:style-name="Standard">This proliferation of <text:s/>submission systems presents a challenge for a manager or operator trying to understand the overall state and behavior of the system, or a user or technician diagnosing <text:s/>bottlenecks or failures. <text:s/>A scientist transferring to a new experiment is expected to learn the new analysis framework, <text:s/>but usually has to master <text:s/>new submission and monitoring system as well. </text:p>
      <text:p text:style-name="Standard"><text:a xlink:type="simple" xlink:href="slot:"/></text:p>
      <text:p text:style-name="Standard">Experiments have invested years of effort in their infrastructure, analysis framework and submission interfaces. <text:s text:c="2"/>They work. <text:s text:c="2"/>As <text:s/>experiments wind down, there <text:s/>are dwindling resources for changing what <text:s/>is seen as successful and useful interfaces. <text:s text:c="2"/>At the same time, the infrastructure the experiments run on will continue to evolve, as hardware goes out of warranty and is replaced, vendors discontinue support or go out of business, and security <text:s/>patches <text:s/>change expected behavior. <text:s/>This plan addresses the problem of managing a diverse user community using different interfaces as the underlying infrastructure the interfaces use changes over time.</text:p>
      <text:p text:style-name="Standard"/>
      <text:p text:style-name="Standard"><text:s/></text:p>
      <text:p text:style-name="P3">Overview of Submission Systems</text:p>
      <text:p text:style-name="P3"/>
      <text:p text:style-name="P3">I. IF Job Submission</text:p>
      <text:p text:style-name="Standard"/>
      <text:p text:style-name="Standard">Intensity Frontier experiments model their submission systems on the architecture pioneered by the MINOS experiment. <text:s/>A condor control file is generated by a script that accepts input and output directives as arguments. <text:s/>As new IF experiments began using the grid, they copied MINOS's scripts and <text:s/>modified them to their own needs. <text:s/>This resulted in a plethora of scripts, minos_jobsub, nova_jobsub, minerva_jobsub etc. <text:s text:c="2"/>An effort is underway to unify these scripts into a single 'jobsub' script <text:span text:style-name="T5">(1)</text:span>, re-written in an object oriented manner using plugins to manage experiment-specific needs. <text:s/>OSG grid proxies are generated and refreshed by cron scripts that are the responsibility of the individual users to set up.</text:p>
      <text:p text:style-name="Standard"/>
      <text:p text:style-name="Standard">Chaining of dependencies of jobs is handled through a seperate application, a DAG generator where users chain together jobsub commands in an xml style control file which generates condor DAG control files. <text:s/>The system is in a prototype stage but should be able to handle arbitrarily complex workflows. <text:span text:style-name="T5">(2)</text:span></text:p>
      <text:p text:style-name="P5"><text:soft-page-break/></text:p>
      <text:p text:style-name="Standard">IF job submission is currently tightly coupled to bluearc , which means that most OSG sites cannot be used for IF jobs. <text:s/>A path for fixing this deficiency is proposed below.</text:p>
      <text:p text:style-name="Standard"/>
      <text:p text:style-name="Standard"/>
      <text:p text:style-name="P3">II. CDF Job Submission</text:p>
      <text:p text:style-name="Standard"/>
      <text:p text:style-name="Standard">The CDF expermiment has been running for over 20 years and its submission interfaces are consequently well developed. <text:s/>A client server model is used, where users submit jobs through the interface on the client, which then contacts a server which constructs condor control files which are in turn submitted to condor. <text:s/>Monitoring and job control (kill, hold, resume) commands also have client interfaces which talk to the server which in turn talks to the batch system. <text:s text:c="2"/>OSG grid proxies are the responsibility of the server in this model, a valid Kerberos ticket is required from the client before the server will honor a request, and once honored, the grid proxy is generated and then kept alive for the lifetime of any user jobs the server controls.</text:p>
      <text:p text:style-name="Standard"/>
      <text:p text:style-name="Standard">Job dependency chaining at CDF is handled by the client submission interface and is restricted to a simple use case: <text:s/>pre-staging of data for jobs, running N jobs to consume the data, and post-job-staging cleanup.</text:p>
      <text:p text:style-name="Standard"/>
      <text:p text:style-name="Standard">One added complexity to the CDF system is that the server must be able to obtain kerberos principals for all users in order to generate grid proxies for them. <text:s/>This requires some security measures not seen on many batch systems:</text:p>
      <text:p text:style-name="Standard"/>
      <text:list xml:id="list302707820" text:style-name="L1">
        <text:list-item>
          <text:p text:style-name="P7">a security exemption allowing the server machine to have special kerberos principals that identify as individual users but are owned by the admin account (cdfcaf).</text:p>
        </text:list-item>
        <text:list-item>
          <text:p text:style-name="P7">Infrastructure for generating and maintaining grid proxies of other users</text:p>
        </text:list-item>
        <text:list-item>
          <text:p text:style-name="P7">restricted access to server machine, users can only interact with server through the client interface.</text:p>
        </text:list-item>
      </text:list>
      <text:p text:style-name="Standard"/>
      <text:p text:style-name="Standard">CDF job submission is less tightly coupled to condor than IF submission, condor is not the batch system that was originally used. <text:s/>As a consequence, all direct <text:s/>interfaces to the batch system are from the server only, changing to a new batch system would not require changing client code or interfaces. <text:s/>As all of CDF uses the same interface to submit to batch systems, and the underlying submit infrastructure has evolved over the last 20 years (a geologic age in computing), the CDF interface is already evolvable and adaptable.</text:p>
      <text:p text:style-name="Standard"/>
      <text:p text:style-name="Standard"/>
      <text:p text:style-name="Standard"/>
      <text:p text:style-name="Standard"/>
      <text:p text:style-name="P3">III. D0 Job Submission</text:p>
      <text:p text:style-name="Standard"/>
      <text:p text:style-name="Standard">Say something about D0 here....</text:p>
      <text:p text:style-name="Standard"/>
      <text:p text:style-name="Standard"/>
      <text:p text:style-name="Standard"/>
      <text:p text:style-name="Standard"/>
      <text:p text:style-name="Standard"/>
      <text:p text:style-name="Standard"/>
      <text:p text:style-name="Standard"><text:soft-page-break/></text:p>
      <text:p text:style-name="Standard"/>
      <text:p text:style-name="P3">High Level Plan for dealing with 'forks' in IF Code</text:p>
      <text:p text:style-name="Standard"/>
      <text:p text:style-name="Standard"/>
      <text:list xml:id="list245595113" text:style-name="L2">
        <text:list-item>
          <text:p text:style-name="P8">The various jobsub scripts, <text:s/>environment setup scripts, and DAG generating scripts will be merged into a single KITS product. <text:s/>The product will include test suites so as to be refactorable, which will be done immediately.</text:p>
          <text:p text:style-name="P8"/>
          <text:p text:style-name="P8"/>
        </text:list-item>
        <text:list-item>
          <text:p text:style-name="P8">The ifdh product will be used to simplify and 'gridify' data transfer. <text:s/>For example, 'ifdh cp' transparently uses CPN if bluearc is available and srmcp if it is not. <text:s/>Retrofitting this command into jobsub will simplify the code while enabling data transfer to and from remote sites . The idfh product also has a simple interface for error logging, monitoring and SAM data transfer, all of which are important (and currently lacking) features.</text:p>
          <text:p text:style-name="P8"/>
        </text:list-item>
        <text:list-item>
          <text:p text:style-name="P8">The environment setup and jobsub scripts will be refactored <text:s/>into 'core' scripts that everyone will use, with capability of running 'pre' and 'post' scripts supplied by the experiments that allow environment specialization. <text:s/>The 'pre' and 'post' scripts will be a convenience, not a requirement and examples will be provided. <text:s/>To aid in transition, a NEW minerva_jobsub nova_jobsub, and minos_jobsub will be provided that call jobsub with appropriately rearranged arguments.</text:p>
          <text:p text:style-name="P8"/>
        </text:list-item>
        <text:list-item>
          <text:p text:style-name="P8">Steps will be taken after reasonable notification to disable the 'forked' products so that only 'productized' scripts will be usable after a certain date.</text:p>
          <text:p text:style-name="P8"/>
        </text:list-item>
        <text:list-item>
          <text:p text:style-name="P8">Tarball submission will be implemented</text:p>
          <text:p text:style-name="P8"/>
        </text:list-item>
        <text:list-item>
          <text:p text:style-name="P8">Non FNAL sites will be tested when tarball submission and ifdh file transfer are available.</text:p>
          <text:p text:style-name="P8"/>
        </text:list-item>
        <text:list-item>
          <text:p text:style-name="P8">Control of the user interface has been established. <text:s/>Changes to the <text:s/>underlying architectures are now possible with minimal disruption to users. <text:s/>CDF, D0, and IF have a clear path for talking to the same underlying submission systems using lightweight interface translation scripts.</text:p>
        </text:list-item>
      </text:list>
      <text:p text:style-name="Standard"/>
      <text:list xml:id="list415235844" text:continue-numbering="true" text:style-name="L2">
        <text:list-header>
          <text:p text:style-name="P8"/>
        </text:list-header>
      </text:list>
      <text:p text:style-name="Standard"/>
      <text:p text:style-name="Standard"/>
      <text:p text:style-name="P3">Detailed Plan</text:p>
      <text:p text:style-name="P3"/>
      <text:list xml:id="list277518773" text:style-name="L3">
        <text:list-item>
          <text:p text:style-name="P11">KITS product will be created, tentatively named jobsub_tools v0_1</text:p>
          <text:list>
            <text:list-item>
              <text:p text:style-name="P11">will contain jobsub, setup_condor.sh, dagNabbit.py condor_wrappers [Dennis -nearly done]</text:p>
            </text:list-item>
            <text:list-item>
              <text:p text:style-name="P11">documentation updated on wiki [John,Dennis]</text:p>
              <text:p text:style-name="P11"/>
              <text:p text:style-name="P11"/>
            </text:list-item>
          </text:list>
        </text:list-item>
      </text:list>
      <text:p text:style-name="P6"><text:tab/>MILESTONE jobsub_tools v0_1: <text:s/>a productized jobsub and DAG generator <text:s/>useable by </text:p>
      <text:p text:style-name="P6"><text:tab/>experiments</text:p>
      <text:p text:style-name="P6"><text:tab/>(May 3)</text:p>
      <text:list xml:id="list2178499892" text:continue-numbering="true" text:style-name="L3">
        <text:list-item>
          <text:list>
            <text:list-header>
              <text:p text:style-name="P11"/>
            </text:list-header>
            <text:list-item>
              <text:p text:style-name="P11">Refactor jobsub into core, pre, and post sections</text:p>
              <text:list>
                <text:list-item>
                  <text:p text:style-name="P11"><text:soft-page-break/>refactor current jobsub to use pre.sh and post.sh instead of current python modules [Dennis]</text:p>
                </text:list-item>
                <text:list-item>
                  <text:p text:style-name="P11">refactor current setup_condor.sh to use pre and post.sh <text:s/>(needed?) [Dennis]</text:p>
                </text:list-item>
              </text:list>
              <text:p text:style-name="P11"/>
            </text:list-item>
          </text:list>
        </text:list-item>
      </text:list>
      <text:p text:style-name="P6"><text:tab/>MILESTONE jobsub_tools v0_2: <text:s/>a productized jobsub and DAG generator <text:s/>useable by </text:p>
      <text:p text:style-name="P6"><text:tab/>experiments. <text:s/>Test suite verifies that tested functionality is correct.</text:p>
      <text:p text:style-name="P6"><text:tab/>(May 10)</text:p>
      <text:list xml:id="list2083026028" text:continue-numbering="true" text:style-name="L3">
        <text:list-item>
          <text:list>
            <text:list-header>
              <text:p text:style-name="P11"/>
            </text:list-header>
          </text:list>
        </text:list-item>
      </text:list>
      <text:p text:style-name="P6"/>
      <text:list xml:id="list1624078089" text:continue-numbering="true" text:style-name="L3">
        <text:list-header>
          <text:p text:style-name="P11"/>
        </text:list-header>
        <text:list-item>
          <text:p text:style-name="P11">IDFH incorporation into jobsub and DAG generator [Mike Joe Dennis Marc]</text:p>
          <text:list>
            <text:list-item>
              <text:p text:style-name="P11">cpn and srmcp replaced with idfh cp</text:p>
            </text:list-item>
          </text:list>
        </text:list-item>
      </text:list>
      <text:p text:style-name="P6"/>
      <text:list xml:id="list1847327340" text:continue-numbering="true" text:style-name="L3">
        <text:list-item>
          <text:list>
            <text:list-item>
              <text:list>
                <text:list-item>
                  <text:p text:style-name="P11">idfh SAM interface used</text:p>
                </text:list-item>
                <text:list-item>
                  <text:p text:style-name="P11">idfh monitoring/error logging interface used.</text:p>
                </text:list-item>
                <text:list-item>
                  <text:p text:style-name="P11">SAM getnextfile loop implemented</text:p>
                  <text:list>
                    <text:list-item>
                      <text:p text:style-name="P11">handles errors gracefully</text:p>
                    </text:list-item>
                    <text:list-item>
                      <text:p text:style-name="P11">talks to monitoring/logging about its status </text:p>
                    </text:list-item>
                  </text:list>
                  <text:p text:style-name="P11"/>
                </text:list-item>
              </text:list>
            </text:list-item>
            <text:list-item>
              <text:p text:style-name="P11">Dag generator uses idfh to complete requirements listed in reference (2) specifically:</text:p>
              <text:list>
                <text:list-item>
                  <text:list>
                    <text:list-item>
                      <text:p text:style-name="P11">station startup given dataset name</text:p>
                    </text:list-item>
                    <text:list-item>
                      <text:p text:style-name="P11">station cleanup</text:p>
                    </text:list-item>
                  </text:list>
                </text:list-item>
              </text:list>
            </text:list-item>
          </text:list>
        </text:list-item>
      </text:list>
      <text:p text:style-name="P6"/>
      <text:list xml:id="list196073941" text:continue-numbering="true" text:style-name="L3">
        <text:list-item>
          <text:list>
            <text:list-item>
              <text:list>
                <text:list-header>
                  <text:p text:style-name="P11"/>
                </text:list-header>
              </text:list>
            </text:list-item>
          </text:list>
        </text:list-item>
      </text:list>
      <text:p text:style-name="P6"><text:tab/>MILESTONE jobsub_tools v1_0: jobsub <text:s/>and DAG generator undestand SAM</text:p>
      <text:p text:style-name="P6"><text:s text:c="11"/>(May 24)</text:p>
      <text:p text:style-name="P6"/>
      <text:list xml:id="list1658850776" text:continue-numbering="true" text:style-name="L3">
        <text:list-item>
          <text:p text:style-name="P11">Experiment Switchovers</text:p>
          <text:list>
            <text:list-item>
              <text:p text:style-name="P11">Minerva switchover [John Dennis Mike]</text:p>
              <text:list>
                <text:list-item>
                  <text:p text:style-name="P11">setup_condor.sh extensions sets up same environment as setup_minerva_condor.sh</text:p>
                </text:list-item>
                <text:list-item>
                  <text:p text:style-name="P11">jobsub has all features of minerva_jobsub (command line may differ due to pre and post config script arguments)</text:p>
                </text:list-item>
                <text:list-item>
                  <text:p text:style-name="P11">translator shell makes them functional-argument equivalent</text:p>
                  <text:p text:style-name="P9"><text:span text:style-name="T6"/></text:p>
                </text:list-item>
              </text:list>
            </text:list-item>
          </text:list>
          <text:p text:style-name="P9"><text:span text:style-name="T6">MILESTONE jobsub_tools v1_1: jobsub <text:s/>retains all functionality of minerva_jobsub and improves on it by being able to submit to non FNAL grid sites.</text:span></text:p>
          <text:p text:style-name="P9"><text:span text:style-name="T6">(June 7)</text:span></text:p>
          <text:p text:style-name="P9"><text:span text:style-name="T6"/></text:p>
          <text:list text:continue-numbering="true">
            <text:list-item>
              <text:p text:style-name="P9">Nova switchover <text:span text:style-name="T6"><text:s/>[John Dennis Mike]</text:span></text:p>
              <text:list>
                <text:list-item>
                  <text:p text:style-name="P11">setup_condor.sh extensions sets up same environment as setup_nova_condor.sh</text:p>
                </text:list-item>
                <text:list-item>
                  <text:p text:style-name="P11">jobsub has all features of nova_jobsub (command line may differ due to pre and post config script arguments)</text:p>
                </text:list-item>
                <text:list-item>
                  <text:p text:style-name="P11">translator shell makes them functional-argument equivalent,</text:p>
                  <text:p text:style-name="P9"><text:span text:style-name="T6"/></text:p>
                </text:list-item>
              </text:list>
            </text:list-item>
          </text:list>
          <text:p text:style-name="P9"><text:span text:style-name="T6">MILESTONE jobsub_tools v1_2: jobsub <text:s/>retains all functionality of nova_jobsub and improves on it by being able to submit to non FNAL grid sites.</text:span></text:p>
          <text:p text:style-name="P11">(June 21)</text:p>
          <text:p text:style-name="P9"><text:span text:style-name="T6"/></text:p>
          <text:list text:continue-numbering="true">
            <text:list-item>
              <text:p text:style-name="P9"><text:soft-page-break/>Minos switchover <text:span text:style-name="T6"><text:s/>[John Dennis Mike]</text:span></text:p>
              <text:list>
                <text:list-item>
                  <text:p text:style-name="P11">setup_condor.sh extensions sets up same environment as setup_minos_condor.sh</text:p>
                </text:list-item>
                <text:list-item>
                  <text:p text:style-name="P11">jobsub has all features of minos_jobsub (command line may differ due to pre and post config script arguments)</text:p>
                </text:list-item>
                <text:list-item>
                  <text:p text:style-name="P11">translator shell makes them functional-argument equivalent,</text:p>
                  <text:p text:style-name="P9"><text:span text:style-name="T6"/></text:p>
                </text:list-item>
              </text:list>
            </text:list-item>
          </text:list>
          <text:p text:style-name="P9"><text:span text:style-name="T6">MILESTONE jobsub_tools v1_3: jobsub <text:s/>retains all functionality of minos_jobsub and improves on it by being able to submit to non FNAL grid sites.</text:span></text:p>
        </text:list-item>
      </text:list>
      <text:p text:style-name="P6"><text:tab/>(July 5)</text:p>
      <text:p text:style-name="P6"/>
      <text:p text:style-name="P6"/>
      <text:p text:style-name="P6"/>
      <text:p text:style-name="P6"/>
      <text:list xml:id="list2156325765" text:continue-numbering="true" text:style-name="L3">
        <text:list-item>
          <text:p text:style-name="P11">Forked Versions Go Away</text:p>
          <text:list>
            <text:list-item>
              <text:p text:style-name="P11">increasingly shrill warnings about /grid/fermiapp jobsub going away[Shifter]<text:tab/></text:p>
            </text:list-item>
            <text:list-item>
              <text:p text:style-name="P11">forked products disabled via 'secret handshake' [Shifter]</text:p>
            </text:list-item>
          </text:list>
        </text:list-item>
      </text:list>
      <text:p text:style-name="P6"><text:s text:c="12"/>(End of July)</text:p>
      <text:list xml:id="list917144470" text:continue-numbering="true" text:style-name="L3">
        <text:list-item>
          <text:list>
            <text:list-item>
              <text:list>
                <text:list-header>
                  <text:p text:style-name="P11"><text:span text:style-name="T6"/></text:p>
                </text:list-header>
              </text:list>
            </text:list-item>
          </text:list>
        </text:list-item>
        <text:list-item>
          <text:p text:style-name="P11">Tarball Submission [Mike John Dennis]</text:p>
          <text:list>
            <text:list-item>
              <text:p text:style-name="P11">new flag for jobsub –tarfile (=file.tgz) my_executable (exe_args) [Mike Dennis]</text:p>
              <text:list>
                <text:list-item>
                  <text:p text:style-name="P11">file.tgz is assumed to contain my_executable and setup.sh to be sourced</text:p>
                </text:list-item>
                <text:list-item>
                  <text:p text:style-name="P11">generated wrapper script untars file.tgz , executes my_executable (exe_args)</text:p>
                </text:list-item>
              </text:list>
            </text:list-item>
          </text:list>
        </text:list-item>
      </text:list>
      <text:p text:style-name="P6"><text:tab/>(End of July)</text:p>
      <text:list xml:id="list293528011" text:continue-numbering="true" text:style-name="L3">
        <text:list-item>
          <text:list>
            <text:list-item>
              <text:list>
                <text:list-header>
                  <text:p text:style-name="P11"/>
                </text:list-header>
              </text:list>
            </text:list-item>
          </text:list>
        </text:list-item>
        <text:list-item>
          <text:p text:style-name="P11">Submission to Non FNAL sites</text:p>
          <text:list>
            <text:list-item>
              <text:p text:style-name="P11">Configure non FNAL entry points on gpsn01 [Shifter]</text:p>
            </text:list-item>
            <text:list-item>
              <text:p text:style-name="P11">Test 'hello world' jobs </text:p>
            </text:list-item>
            <text:list-item>
              <text:p text:style-name="P11">Test complicated jobs involving tarball and srmcp back of data</text:p>
            </text:list-item>
          </text:list>
        </text:list-item>
      </text:list>
      <text:p text:style-name="P6"/>
      <text:p text:style-name="P6"/>
      <text:list xml:id="list1039382605" text:continue-numbering="true" text:style-name="L3">
        <text:list-item>
          <text:list>
            <text:list-header>
              <text:p text:style-name="P11"/>
            </text:list-header>
          </text:list>
        </text:list-item>
      </text:list>
      <text:p text:style-name="P6"/>
      <text:p text:style-name="Standard"/>
      <text:p text:style-name="Standard"/>
      <text:p text:style-name="Standard"/>
      <text:p text:style-name="Standard"/>
      <text:p text:style-name="Standard"/>
      <text:p text:style-name="Standard"/>
      <text:p text:style-name="P3">References</text:p>
      <text:list xml:id="list2095044290" text:style-name="L4">
        <text:list-header>
          <text:p text:style-name="P14"/>
        </text:list-header>
        <text:list-item>
          <text:p text:style-name="P14"><text:span text:style-name="T2">Requirements for the Grid job submission system for the Intensity Frontier experiments</text:span><text:span text:style-name="T1"> </text:span></text:p>
          <text:p text:style-name="P14"><text:span text:style-name="T3">Dennis Box , Joe Boyd , Rick Snider</text:span><text:span text:style-name="T1"> </text:span><text:span text:style-name="T3">V2, 1-Nov-2010 </text:span></text:p>
        </text:list-item>
      </text:list>
      <text:p text:style-name="Standard"><text:tab/>https://cd-docdb.fnal.gov:440/cgi-bin/RetrieveFile?docid=4082;filename=if-job-sub-requirements-v1.pdf;version=10</text:p>
      <text:p text:style-name="Standard"/>
      <text:list xml:id="list1291529934" text:style-name="L5">
        <text:list-item>
          <text:p text:style-name="P16">Requirements for <text:s/>DAG submission system for Intensity Frontier experiments</text:p>
          <text:p text:style-name="P15"><text:span text:style-name="T4">Dennis Box, Joe Boyd, Rick Snider</text:span><text:span text:style-name="T3">, April 2012 (DRAFT)</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Devanagari1" svg:font-family="'Lohit Devanagari'"/>
    <style:font-face style:name="OpenSymbol" svg:font-family="OpenSymbol"/>
    <style:font-face style:name="TimesNewRomanPSMT" svg:font-family="TimesNewRomanPSMT" style:font-family-generic="roman"/>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Dennis Box</meta:initial-creator>
    <meta:creation-date>2012-04-11T15:39:23</meta:creation-date>
    <dc:date>2012-04-26T14:17:00</dc:date>
    <meta:editing-duration>PT51H07M53S</meta:editing-duration>
    <meta:editing-cycles>28</meta:editing-cycles>
    <meta:generator>OpenOffice.org/3.1$Unix OpenOffice.org_project/310m19$Build-9420</meta:generator>
    <meta:print-date>2012-04-26T08:59:45</meta:print-date>
    <meta:document-statistic meta:table-count="0" meta:image-count="0" meta:object-count="0" meta:page-count="5" meta:paragraph-count="96" meta:word-count="1615" meta:character-count="10554"/>
  </office:meta>
</office:document-meta>
</file>